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Nimbus Sans L'" style:font-family-asian="'Nimbus Sans L'" style:font-family-complex="'Nimbus Sans L'" fo:background-color="transparent" style:use-window-font-color="true"/>
    </style:style>
    <style:style style:name="T2" style:family="text">
      <style:text-properties fo:font-size="14.00pt" fo:font-weight="bold" fo:font-family="'Nimbus Sans L'" style:font-family-asian="'Nimbus Sans L'" style:font-family-complex="'Nimbus Sans L'" fo:background-color="transparent" style:use-window-font-color="true" fo:font-style="italic"/>
    </style:style>
    <style:style style:name="T3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 fo:font-style="italic"/>
    </style:style>
    <style:style style:name="T4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5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6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bottom="6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Use case:<text:s/></text:span><text:span text:style-name="T2">GetCards</text:span></text:p>
      <text:p text:style-name="P2"><text:span text:style-name="T3">This should be max 2 pages. If longer use include (or extend) other use case (i.e. refactor)</text:span></text:p>
      <text:p text:style-name="P2"><text:span text:style-name="T4"/></text:p>
      <text:p text:style-name="P2"><text:span text:style-name="T4">Short description</text:span></text:p>
      <text:p text:style-name="P2"><text:span text:style-name="T4">After the blinds have been posted and the cards have been shuffled each player is dealt two cards starting with the player clockwise of the dealer button.</text:span></text:p>
      <text:p text:style-name="P2"><text:span text:style-name="T4"/></text:p>
      <text:p text:style-name="P2"><text:span text:style-name="T4">Priority (high, mid, low)</text:span></text:p>
      <text:p text:style-name="P2"><text:span text:style-name="T4">High</text:span></text:p>
      <text:p text:style-name="P2"><text:span text:style-name="T4"/></text:p>
      <text:p text:style-name="P2"><text:span text:style-name="T4">Extends or Includes (other use case)</text:span></text:p>
      <text:p text:style-name="P2"><text:span text:style-name="T4">?</text:span></text:p>
      <text:p text:style-name="P2"><text:span text:style-name="T4"/></text:p>
      <text:p text:style-name="P2"><text:span text:style-name="T4">Participating actors</text:span></text:p>
      <text:list text:style-name="L3">
        <text:list-item>
          <text:p text:style-name="P3"><text:span text:style-name="T4">Dealer</text:span></text:p>
        </text:list-item>
        <text:list-item>
          <text:p text:style-name="P3"><text:span text:style-name="T4">CurrentPlayer</text:span></text:p>
        </text:list-item>
      </text:list>
      <text:p text:style-name="P4"><text:span text:style-name="T4">Normal flow of events</text:span></text:p>
      <text:list text:style-name="L5">
        <text:list-item>
          <text:p text:style-name="P5"><text:span text:style-name="T4">Dealer gives the CurrentPlayer two cards without showing them to the other players. </text:span></text:p>
        </text:list-item>
        <text:list-item>
          <text:p text:style-name="P5"><text:span text:style-name="T4"><text:tab/><text:tab/>No response (CurrentPlayer)</text:span></text:p>
        </text:list-item>
        <text:list-item>
          <text:p text:style-name="P5"><text:span text:style-name="T4">Dealer change CurrentPlayer to the following player and repeats step one until thereare no more players that should be dealt cards (Dealer)</text:span></text:p>
        </text:list-item>
      </text:list>
      <text:p text:style-name="P6"><text:span text:style-name="T4"/></text:p>
      <text:p text:style-name="P6"><text:span text:style-name="T4">Alternate flow </text:span></text:p>
      <text:p text:style-name="P6"><text:span text:style-name="T4"><text:s text:c="5"/>3.1<text:s text:c="2"/></text:span><text:span text:style-name="T5">Dealer tries to give the CurrentPlayer two cards.<text:tab/>(Dealer)<text:tab/><text:tab/><text:tab/></text:span><text:span text:style-name="T6"><text:s/><text:tab/><text:tab/>4.1 CurrentPlayer doesn't want to play this hands and doesn't take any <text:tab/><text:tab/>cards. (CurrentPlayer)</text:span></text:p>
      <text:p text:style-name="P6"><text:span text:style-name="T6"><text:s text:c="5"/>3.2 Dealer change CurrentPlayer to the following player and continues with the<text:s text:c="10"/>normal flow of events. (Dealer)</text:span></text:p>
      <text:p text:style-name="P6"><text:span text:style-name="T6">Exeptional flow </text:span></text:p>
      <text:p text:style-name="P6"><text:span text:style-name="T6"><text:s text:c="5"/>Not applicable(?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